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Decoder.decode( DataBuffer dataBuffer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etadataExtractorTests.nonCompositeMetadataCanBeRead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MetadataExtractorTests.routeWithCustomFormat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etadataExtractorTests.routeAs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tadataExtractorTests.compositeMetadataWith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TestDecoder.Test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Tests.compositeMetadataWithMimeTypeRegist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MetadataExtractorTests.noDe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etadataExtrac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etadataExtractorTests.createPayload( DataBuffer 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tadataExtracto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etadataExtractorTests.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